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3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990066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3.883cm" svg:x="0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אפשר למצוא חלוקה פרופורציונלית וללא קנאה 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22">22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1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03</meta:editing-cycles>
    <dc:date>2018-05-22T20:50:33.137779877</dc:date>
    <meta:editing-duration>P2DT9H34M25S</meta:editing-duration>
    <meta:generator>LibreOffice/5.1.6.2$Linux_X86_64 LibreOffice_project/10m0$Build-2</meta:generator>
    <meta:document-statistic meta:object-count="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